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5cm" svg:height="9.005cm" svg:x="0.165cm" svg:y="5.498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333cm" svg:height="9.004cm" svg:x="0.138cm" svg:y="15.485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7122" calcext:value-type="float">
            <text:p>907122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3537" calcext:value-type="float">
            <text:p>603537</text:p>
          </table:table-cell>
          <table:table-cell table:formula="of:= [.C2] / [.C3]" office:value-type="float" office:value="1.50300975747966" calcext:value-type="float">
            <text:p>1.50</text:p>
          </table:table-cell>
          <table:table-cell table:formula="of:=[.D3]/[.B3]" office:value-type="float" office:value="0.751504878739829" calcext:value-type="float">
            <text:p>0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0635" calcext:value-type="float">
            <text:p>260635</text:p>
          </table:table-cell>
          <table:table-cell table:formula="of:= [.C2] / [.C4]" office:value-type="float" office:value="3.48043048707963" calcext:value-type="float">
            <text:p>3.48</text:p>
          </table:table-cell>
          <table:table-cell table:formula="of:=[.D4]/[.B4]" office:value-type="float" office:value="0.870107621769908" calcext:value-type="float">
            <text:p>0.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8041" calcext:value-type="float">
            <text:p>138041</text:p>
          </table:table-cell>
          <table:table-cell table:formula="of:=[.C2]/[.C5]" office:value-type="float" office:value="6.57139545497352" calcext:value-type="float">
            <text:p>6.57</text:p>
          </table:table-cell>
          <table:table-cell table:formula="of:=[.D5]/[.B5]" office:value-type="float" office:value="0.82142443187169" calcext:value-type="float">
            <text:p>0.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135" calcext:value-type="float">
            <text:p>96135</text:p>
          </table:table-cell>
          <table:table-cell table:formula="of:= [.C2] / [.C6]" office:value-type="float" office:value="9.43591823997503" calcext:value-type="float">
            <text:p>9.44</text:p>
          </table:table-cell>
          <table:table-cell table:formula="of:=[.D6]/[.B6]" office:value-type="float" office:value="0.78632651999792" calcext:value-type="float">
            <text:p>0.7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885" calcext:value-type="float">
            <text:p>60885</text:p>
          </table:table-cell>
          <table:table-cell table:formula="of:= [.C2] / [.C7]" office:value-type="float" office:value="14.8989406257699" calcext:value-type="float">
            <text:p>14.90</text:p>
          </table:table-cell>
          <table:table-cell table:formula="of:=[.D7]/[.B7]" office:value-type="float" office:value="0.931183789110618" calcext:value-type="float">
            <text:p>0.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577" calcext:value-type="float">
            <text:p>50577</text:p>
          </table:table-cell>
          <table:table-cell table:formula="of:= [.C2] / [.C8]" office:value-type="float" office:value="17.9354647369358" calcext:value-type="float">
            <text:p>17.94</text:p>
          </table:table-cell>
          <table:table-cell table:formula="of:=[.D8]/[.B8]" office:value-type="float" office:value="0.896773236846788" calcext:value-type="float">
            <text:p>0.9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2822" calcext:value-type="float">
            <text:p>42822</text:p>
          </table:table-cell>
          <table:table-cell table:formula="of:= [.C2] / [.C9]" office:value-type="float" office:value="21.1835505114194" calcext:value-type="float">
            <text:p>21.18</text:p>
          </table:table-cell>
          <table:table-cell table:formula="of:=[.D9]/[.B9]" office:value-type="float" office:value="0.882647937975807" calcext:value-type="float">
            <text:p>0.8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386" calcext:value-type="float">
            <text:p>36386</text:p>
          </table:table-cell>
          <table:table-cell table:formula="of:= [.C2] / [.C10]" office:value-type="float" office:value="24.930522728522" calcext:value-type="float">
            <text:p>24.93</text:p>
          </table:table-cell>
          <table:table-cell table:formula="of:=[.D10]/[.B10]" office:value-type="float" office:value="0.890375811732927" calcext:value-type="float">
            <text:p>0.8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471" calcext:value-type="float">
            <text:p>31471</text:p>
          </table:table-cell>
          <table:table-cell table:formula="of:= [.C2] / [.C11]" office:value-type="float" office:value="28.8240602459407" calcext:value-type="float">
            <text:p>28.82</text:p>
          </table:table-cell>
          <table:table-cell table:formula="of:=[.D11]/[.B11]" office:value-type="float" office:value="0.900751882685647" calcext:value-type="float">
            <text:p>0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18:16:29.704812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18:14.426911163</dc:date>
    <dc:creator>Justin Deschamp</dc:creator>
    <meta:editing-duration>PT9M9S</meta:editing-duration>
    <meta:editing-cycles>2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1cm" svg:height="9.006cm" xlink:href="." xlink:type="simple" chart:class="chart:bar" chart:style-name="ch1">
        <chart:title svg:x="6.081cm" svg:y="0.316cm" chart:style-name="ch2">
          <text:p>Processes vs. Speed Up</text:p>
        </chart:title>
        <chart:subtitle svg:x="7.311cm" svg:y="1.301cm" chart:style-name="ch3">
          <text:p>(2 to 1000000)</text:p>
        </chart:subtitle>
        <chart:legend chart:legend-position="end" svg:x="15.2cm" svg:y="4.204cm" style:legend-expansion="high" chart:style-name="ch4"/>
        <chart:plot-area chart:style-name="ch5" chart:data-source-has-labels="both" svg:x="1.356cm" svg:y="2.19cm" svg:width="13.499cm" svg:height="5.655cm">
          <chartooo:coordinate-region svg:x="1.977cm" svg:y="2.389cm" svg:width="12.878cm" svg:height="4.809cm"/>
          <chart:axis chart:dimension="x" chart:name="primary-x" chart:style-name="ch6" chartooo:axis-type="auto">
            <chartooo:date-scale/>
            <chart:title svg:x="6.5cm" svg:y="8.025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802cm" chart:style-name="ch9">
              <text:p>Speed Up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300975747966">
                <text:p>1.50300975747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8043048707963">
                <text:p>3.4804304870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7139545497352">
                <text:p>6.57139545497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3591823997503">
                <text:p>9.43591823997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989406257699">
                <text:p>14.8989406257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354647369358">
                <text:p>17.9354647369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1835505114194">
                <text:p>21.183550511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930522728522">
                <text:p>24.930522728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8240602459407">
                <text:p>28.8240602459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34cm" svg:height="9.005cm" xlink:href="." xlink:type="simple" chart:class="chart:bar" chart:style-name="ch1">
        <chart:title svg:x="6.123cm" svg:y="0.316cm" chart:style-name="ch2">
          <text:p>Processes vs. Efficiency</text:p>
        </chart:title>
        <chart:subtitle svg:x="7.353cm" svg:y="1.301cm" chart:style-name="ch3">
          <text:p>(2 to 1000000)</text:p>
        </chart:subtitle>
        <chart:legend chart:legend-position="end" svg:x="16.209cm" svg:y="4.203cm" style:legend-expansion="high" chart:style-name="ch4"/>
        <chart:plot-area chart:style-name="ch5" chart:data-source-has-labels="both" svg:x="1.357cm" svg:y="2.19cm" svg:width="14.506cm" svg:height="5.654cm">
          <chartooo:coordinate-region svg:x="2.084cm" svg:y="2.39cm" svg:width="13.779cm" svg:height="4.807cm"/>
          <chart:axis chart:dimension="x" chart:name="primary-x" chart:style-name="ch6" chartooo:axis-type="auto">
            <chartooo:date-scale/>
            <chart:title svg:x="7.005cm" svg:y="8.024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749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1504878739829">
                <text:p>0.75150487873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0107621769908">
                <text:p>0.8701076217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142443187169">
                <text:p>0.82142443187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632651999792">
                <text:p>0.78632651999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1183789110618">
                <text:p>0.931183789110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6773236846788">
                <text:p>0.896773236846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2647937975807">
                <text:p>0.882647937975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0375811732927">
                <text:p>0.890375811732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0751882685647">
                <text:p>0.900751882685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